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5cm"/>
    </style:style>
    <style:style style:name="co3" style:family="table-column">
      <style:table-column-properties fo:break-before="auto" style:column-width="3.498cm"/>
    </style:style>
    <style:style style:name="co4" style:family="table-column">
      <style:table-column-properties fo:break-before="auto" style:column-width="1.429cm"/>
    </style:style>
    <style:style style:name="co5" style:family="table-column">
      <style:table-column-properties fo:break-before="auto" style:column-width="1.921cm"/>
    </style:style>
    <style:style style:name="co6" style:family="table-column">
      <style:table-column-properties fo:break-before="auto" style:column-width="1.647cm"/>
    </style:style>
    <style:style style:name="co7" style:family="table-column">
      <style:table-column-properties fo:break-before="auto" style:column-width="1.256cm"/>
    </style:style>
    <style:style style:name="co8" style:family="table-column">
      <style:table-column-properties fo:break-before="auto" style:column-width="1.639cm"/>
    </style:style>
    <style:style style:name="co9" style:family="table-column">
      <style:table-column-properties fo:break-before="auto" style:column-width="1.831cm"/>
    </style:style>
    <style:style style:name="co11" style:family="table-column">
      <style:table-column-properties fo:break-before="auto" style:column-width="1.037cm"/>
    </style:style>
    <style:style style:name="co12" style:family="table-column">
      <style:table-column-properties fo:break-before="auto" style:column-width="1.702cm"/>
    </style:style>
    <style:style style:name="co13" style:family="table-column">
      <style:table-column-properties fo:break-before="auto" style:column-width="1.284cm"/>
    </style:style>
    <style:style style:name="co14" style:family="table-column">
      <style:table-column-properties fo:break-before="auto" style:column-width="1.201cm"/>
    </style:style>
    <style:style style:name="co15" style:family="table-column">
      <style:table-column-properties fo:break-before="auto" style:column-width="1.693cm"/>
    </style:style>
    <style:style style:name="co16" style:family="table-column">
      <style:table-column-properties fo:break-before="auto" style:column-width="0.873cm"/>
    </style:style>
    <style:style style:name="co17" style:family="table-column">
      <style:table-column-properties fo:break-before="auto" style:column-width="1.339cm"/>
    </style:style>
    <style:style style:name="co18" style:family="table-column">
      <style:table-column-properties fo:break-before="auto" style:column-width="0.901cm"/>
    </style:style>
    <style:style style:name="co19" style:family="table-column">
      <style:table-column-properties fo:break-before="auto" style:column-width="1.155cm"/>
    </style:style>
    <style:style style:name="co20" style:family="table-column">
      <style:table-column-properties fo:break-before="auto" style:column-width="2.413cm"/>
    </style:style>
    <style:style style:name="co21" style:family="table-column">
      <style:table-column-properties fo:break-before="auto" style:column-width="22.257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bottom"/>
    </style:style>
    <style:style style:name="ce5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bottom"/>
      <style:paragraph-properties fo:text-align="end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number-columns-repeated="997" table:default-cell-style-name="Default"/>
        <table:table-row table:style-name="ro1">
          <table:table-cell office:value-type="string">
            <text:p>Ubuntu Forums:</text:p>
          </table:table-cell>
          <table:table-cell office:value-type="string">
            <text:p>http://ubuntuforums.org/showthread.php?t=1449849</text:p>
          </table:table-cell>
          <table:table-cell table:number-columns-repeated="1022"/>
        </table:table-row>
        <table:table-row table:style-name="ro1">
          <table:table-cell office:value-type="string">
            <text:p>OMG Ubuntu:</text:p>
          </table:table-cell>
          <table:table-cell office:value-type="string">
            <text:p>http://www.omgubuntu.co.uk/2010/04/help-ubuntu-3-questions-on-bluetooth.html</text:p>
          </table:table-cell>
          <table:table-cell table:number-columns-repeated="1022"/>
        </table:table-row>
        <table:table-row table:style-name="ro1">
          <table:table-cell office:value-type="string">
            <text:p>Private mail:</text:p>
          </table:table-cell>
          <table:table-cell office:value-type="string">
            <text:p>https://lists.launchpad.net/ayatana/msg01223.html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style-name="ce3" office:value-type="string" table:number-columns-spanned="1" table:number-rows-spanned="2">
            <text:p>Mouse</text:p>
          </table:table-cell>
          <table:table-cell table:style-name="ce3" office:value-type="string" table:number-columns-spanned="1" table:number-rows-spanned="2">
            <text:p>Keyboard</text:p>
          </table:table-cell>
          <table:table-cell table:style-name="ce5" office:value-type="string" table:number-columns-spanned="1" table:number-rows-spanned="2">
            <text:p>Headset</text:p>
          </table:table-cell>
          <table:table-cell table:style-name="ce5" office:value-type="string" table:number-columns-spanned="6" table:number-rows-spanned="1">
            <text:p>Phone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5" office:value-type="string" table:number-columns-spanned="1" table:number-rows-spanned="2">
            <text:p>Wiimote</text:p>
          </table:table-cell>
          <table:table-cell table:style-name="ce5" office:value-type="string" table:number-columns-spanned="1" table:number-rows-spanned="2">
            <text:p>PDA</text:p>
          </table:table-cell>
          <table:table-cell table:style-name="ce5" office:value-type="string" table:number-columns-spanned="1" table:number-rows-spanned="2">
            <text:p>GPS logger</text:p>
          </table:table-cell>
          <table:table-cell table:style-name="ce5" office:value-type="string" table:number-columns-spanned="1" table:number-rows-spanned="2">
            <text:p>Photo frame</text:p>
          </table:table-cell>
          <table:table-cell table:style-name="ce5" office:value-type="string" table:number-columns-spanned="1" table:number-rows-spanned="2">
            <text:p>Speakers</text:p>
          </table:table-cell>
          <table:table-cell table:style-name="ce5" office:value-type="string" table:number-columns-spanned="1" table:number-rows-spanned="2">
            <text:p>~Menu use/month</text:p>
          </table:table-cell>
          <table:table-cell table:style-name="ce5" office:value-type="string" table:number-columns-spanned="5" table:number-rows-spanned="1">
            <text:p>Why use the menu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5" office:value-type="string" table:number-columns-spanned="2" table:number-rows-spanned="1">
            <text:p>Windows Bluetooth</text:p>
          </table:table-cell>
          <table:covered-table-cell table:style-name="ce1"/>
          <table:table-cell table:style-name="ce5" office:value-type="string" table:number-columns-spanned="2" table:number-rows-spanned="1">
            <text:p>Mac Bluetooth</text:p>
          </table:table-cell>
          <table:covered-table-cell table:style-name="ce1"/>
          <table:table-cell table:style-name="ce1" table:number-columns-repeated="998"/>
        </table:table-row>
        <table:table-row table:style-name="ro2">
          <table:table-cell table:style-name="ce1" office:value-type="string">
            <text:p>Source</text:p>
          </table:table-cell>
          <table:table-cell table:style-name="ce1" office:value-type="string">
            <text:p>Person</text:p>
          </table:table-cell>
          <table:covered-table-cell table:style-name="ce4"/>
          <table:covered-table-cell table:style-name="ce4"/>
          <table:covered-table-cell table:style-name="ce6"/>
          <table:table-cell table:style-name="ce6" office:value-type="string">
            <text:p>Files</text:p>
          </table:table-cell>
          <table:table-cell table:style-name="ce6" office:value-type="string">
            <text:p>Contacts</text:p>
          </table:table-cell>
          <table:table-cell table:style-name="ce6" office:value-type="string">
            <text:p>Tethering</text:p>
          </table:table-cell>
          <table:table-cell table:style-name="ce6" office:value-type="string">
            <text:p>SMS</text:p>
          </table:table-cell>
          <table:table-cell table:style-name="ce6" office:value-type="string">
            <text:p>Rmt. ctrl.</text:p>
          </table:table-cell>
          <table:table-cell table:style-name="ce6" office:value-type="string">
            <text:p>Unspecified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style-name="ce1" office:value-type="string">
            <text:p>pair</text:p>
          </table:table-cell>
          <table:table-cell table:style-name="ce1" office:value-type="string">
            <text:p>re-pair</text:p>
          </table:table-cell>
          <table:table-cell table:style-name="ce1" office:value-type="string">
            <text:p>files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power</text:p>
          </table:table-cell>
          <table:table-cell table:style-name="ce6" office:value-type="string">
            <text:p>Used</text:p>
          </table:table-cell>
          <table:table-cell table:style-name="ce6" office:value-type="string">
            <text:p>Better/worse</text:p>
          </table:table-cell>
          <table:table-cell table:style-name="ce6" office:value-type="string">
            <text:p>Used</text:p>
          </table:table-cell>
          <table:table-cell table:style-name="ce6" office:value-type="string">
            <text:p>Better/worse</text:p>
          </table:table-cell>
          <table:table-cell table:style-name="ce1" office:value-type="string">
            <text:p>Notes</text:p>
          </table:table-cell>
          <table:table-cell table:style-name="ce1" table:number-columns-repeated="997"/>
        </table:table-row>
        <table:table-row table:style-name="ro1">
          <table:table-cell table:style-name="ce2" office:value-type="string" table:number-columns-spanned="1" table:number-rows-spanned="2">
            <text:p>Ubuntu Forums</text:p>
          </table:table-cell>
          <table:table-cell office:value-type="string">
            <text:p>LowSky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uses Blueman</text:p>
          </table:table-cell>
          <table:table-cell table:number-columns-repeated="997"/>
        </table:table-row>
        <table:table-row table:style-name="ro1">
          <table:covered-table-cell/>
          <table:table-cell office:value-type="string">
            <text:p>whiskeylover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string">
            <text:p>Windows 7 allows laptop as speaker/mic for phone</text:p>
          </table:table-cell>
          <table:table-cell table:number-columns-repeated="997"/>
        </table:table-row>
        <table:table-row table:style-name="ro1">
          <table:table-cell table:style-name="ce2" office:value-type="string" table:number-columns-spanned="1" table:number-rows-spanned="12">
            <text:p>Private mail</text:p>
          </table:table-cell>
          <table:table-cell office:value-type="string">
            <text:p>M 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M S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10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C 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J R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string">
            <text:p>Windows XP</text:p>
          </table:table-cell>
          <table:table-cell table:number-columns-repeated="997"/>
        </table:table-row>
        <table:table-row table:style-name="ro1">
          <table:covered-table-cell/>
          <table:table-cell office:value-type="string">
            <text:p>S G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4"/>
          <table:table-cell office:value-type="string">
            <text:p>same on Debian</text:p>
          </table:table-cell>
          <table:table-cell table:number-columns-repeated="997"/>
        </table:table-row>
        <table:table-row table:style-name="ro1">
          <table:covered-table-cell/>
          <table:table-cell office:value-type="string">
            <text:p>D S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string">
            <text:p>pairing "rarely works on Ubuntu"</text:p>
          </table:table-cell>
          <table:table-cell table:number-columns-repeated="997"/>
        </table:table-row>
        <table:table-row table:style-name="ro1">
          <table:covered-table-cell/>
          <table:table-cell office:value-type="string">
            <text:p>M R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blueman for tethering</text:p>
          </table:table-cell>
          <table:table-cell table:number-columns-repeated="997"/>
        </table:table-row>
        <table:table-row table:style-name="ro1">
          <table:covered-table-cell/>
          <table:table-cell office:value-type="string">
            <text:p>M 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SMS doesn’t work</text:p>
          </table:table-cell>
          <table:table-cell table:number-columns-repeated="997"/>
        </table:table-row>
        <table:table-row table:style-name="ro1">
          <table:covered-table-cell/>
          <table:table-cell office:value-type="string">
            <text:p>M 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02"/>
        </table:table-row>
        <table:table-row table:style-name="ro1">
          <table:covered-table-cell/>
          <table:table-cell office:value-type="string">
            <text:p>M V</text:p>
          </table:table-cell>
          <table:table-cell table:number-columns-repeated="8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4"/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string">
            <text:p>Windows XP</text:p>
          </table:table-cell>
          <table:table-cell table:number-columns-repeated="997"/>
        </table:table-row>
        <table:table-row table:style-name="ro1">
          <table:covered-table-cell/>
          <table:table-cell office:value-type="string">
            <text:p>E G</text:p>
          </table:table-cell>
          <table:table-cell table:number-columns-repeated="2" office:value-type="float" office:value="1">
            <text:p>1</text:p>
          </table:table-cell>
          <table:table-cell table:number-columns-repeated="12"/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uses HW key for on/off</text:p>
          </table:table-cell>
          <table:table-cell table:number-columns-repeated="997"/>
        </table:table-row>
        <table:table-row table:style-name="ro1">
          <table:covered-table-cell/>
          <table:table-cell office:value-type="string">
            <text:p>M W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10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string">
            <text:p>Ubuntu’s easier because "a lot of options are accessible right from the dropdown menu"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Thomas Berend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/>
          <table:table-cell office:value-type="string">
            <text:p>Remco</text:p>
          </table:table-cell>
          <table:table-cell table:number-columns-repeated="8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trythat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string">
            <text:p>"it is almost perfect on Ubuntu"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Tobias Kattner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"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string">
            <text:p>"on Ubuntu it’s easier to send files to the device than on" Windows XP/Vista/7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Seif Sallam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string">
            <text:p>headphones difficult on Windows 7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Marco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string">
            <text:p>Windows XP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brishu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>
            <text:p>benjamimgois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rfkrocktk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8"/>
          <table:table-cell office:value-type="float" office:value="0">
            <text:p>0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tried tethering, doesn’t work with Bluetooth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user</text:p>
          </table:table-cell>
          <table:table-cell table:number-columns-repeated="10" office:value-type="float" office:value="0">
            <text:p>0</text:p>
          </table:table-cell>
          <table:table-cell table:number-columns-repeated="4"/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/>
          <table:table-cell office:value-type="string">
            <text:p>yzarc</text:p>
          </table:table-cell>
          <table:table-cell table:number-columns-repeated="10" office:value-type="float" office:value="0">
            <text:p>0</text:p>
          </table:table-cell>
          <table:table-cell table:number-columns-repeated="4"/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not_interesting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"GPS logger must be connected via console :("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d0o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ac OS X has "no endless windows when transferring, etc"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phx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Johan Nell</text:p>
          </table:table-cell>
          <table:table-cell office:value-type="float" office:value="1">
            <text:p>1</text:p>
          </table:table-cell>
          <table:table-cell table:number-columns-repeated="12"/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John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installed blueman for tethering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Derek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"I think it could be improved by having nautilus automatically display the contents of the device as soon as it connects"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Daniel Sandman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/>
          <table:table-cell office:value-type="string">
            <text:p>Lukas</text:p>
          </table:table-cell>
          <table:table-cell office:value-type="float" office:value="1">
            <text:p>1</text:p>
          </table:table-cell>
          <table:table-cell table:number-columns-repeated="18"/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string">
            <text:p>"I had to use some command line tools to make it work on my Ubuntu box"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Andrej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6"/>
          <table:table-cell office:value-type="string">
            <text:p>tried tethering "without success", easier in Windows XP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Poobanks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Danial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5">
            <text:p>5</text:p>
          </table:table-cell>
          <table:table-cell table:number-columns-repeated="9"/>
          <table:table-cell office:value-type="string">
            <text:p>"One thing that Ubuntu bluetooth interface is missing is indication when a bluetooth device is connected."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Chriskin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string">
            <text:p>"hate having the icon there because it wastes space on my small 15.4-inch screen"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Giorg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5"/>
          <table:table-cell office:value-type="string">
            <text:p>"Maybe it could be integrated into the Network Manager icon"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boondoklife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"I find blueman is a bit more robust and also supports assigning a command to my headset answer/hangup button"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Sunil R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/>
          <table:table-cell office:value-type="string">
            <text:p>Ingo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"I prefer USB because it is simpler"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Warren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string">
            <text:p>"Ubuntu is better because it sends/receives faster, Windows [7] is better at browsing" because it shows the bluetooth device in the sidebar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O_o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8"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/>
          <table:table-cell office:value-type="string">
            <text:p>Dario Bertini</text:p>
          </table:table-cell>
          <table:table-cell office:value-type="float" office:value="1">
            <text:p>1</text:p>
          </table:table-cell>
          <table:table-cell table:number-columns-repeated="13"/>
          <table:table-cell office:value-type="float" office:value="4">
            <text:p>4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office:value-type="string">
            <text:p>"unfortunately often the applet is stuck"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Chris</text:p>
          </table:table-cell>
          <table:table-cell table:number-columns-repeated="10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"I disable bluetooth on first boot. Useless for me."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Michael Gauthi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>
            <text:p>Am</text:p>
          </table:table-cell>
          <table:table-cell table:number-columns-repeated="14"/>
          <table:table-cell office:value-type="float" office:value="10">
            <text:p>1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string">
            <text:p>Windows 7 is "less comfortable, than in Ubuntu, especially recevieng of files, discovering files on device."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john2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"i prefer other os (win) because its easier to connect my phone to the net. There is no bluetooth modem yet i think."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zorman200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/>
          <table:table-cell office:value-type="string">
            <text:p>rogerdean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6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"I'd really like slick phone integration with my symbian mobile - especially phonebook and sms management"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Hasinul Islam Biash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9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string">
            <text:p>"in karmic, if i disable bluetooth from the bluetooth menu, there's no way to enable it (at least i didn't find any)"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Nepenthe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"my phone is not recognised as a music player while connected by bluetooth, but it is when it's connected by USB."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AZorin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/>
          <table:table-cell office:value-type="string">
            <text:p>Vaida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"Using bluetooth with Windows is not so convinient like with Ubuntu, but definetly more reliable."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maziell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GA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1"/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Dinesh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string">
            <text:p>blueman is "much simpler" than Windows 7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Be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eter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/>
          <table:table-cell office:value-type="string">
            <text:p>crazybilly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Herakleitoszefesu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Lui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"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Joe Glombek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"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/>
          <table:table-cell office:value-type="string">
            <text:p>Vole</text:p>
          </table:table-cell>
          <table:table-cell office:value-type="float" office:value="1">
            <text:p>1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/>
          <table:table-cell office:value-type="string">
            <text:p>John Hamelink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/>
          <table:table-cell office:value-type="string">
            <text:p>Stephen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office:value-type="string">
            <text:p>"I had used bluetooth with OSX before switching to ubuntu and found it more convenient with syncing to address books and calendars. Ubuntu lacks this ability"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Nikola Trifunovi<text:span text:style-name="T1">ć</text:span>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"/>
          <table:table-cell office:value-type="float" office:value="9">
            <text:p>9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/>
          <table:table-cell office:value-type="string">
            <text:p>KernelKlink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3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>
            <text:p>Eike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1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string">
            <text:p>"I love how this bluetooth panel menu improved over the years!"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scra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Mark Fraser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balaknai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string">
            <text:p>"The interface is easy if everything works, but not helpful if some troubleshooting is needed."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RedgeOnlin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3"/>
          <table:table-cell table:number-columns-repeated="2" office:value-type="float" office:value="1">
            <text:p>1</text:p>
          </table:table-cell>
          <table:table-cell office:value-type="string">
            <text:p>uses Blueman – "OSX was a lot less hassle"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Steve Beighton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uses Blueman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Wim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string">
            <text:p>"When I use it in windows it is not consistent."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il1019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5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string">
            <text:p>"I find Ubuntu more reliable ... than OSX and about the same as windows."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Dread Knigh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7"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Gustavo Azambuja</text:p>
          </table:table-cell>
          <table:table-cell table:number-columns-repeated="2" office:value-type="float" office:value="1">
            <text:p>1</text:p>
          </table:table-cell>
          <table:table-cell table:number-columns-repeated="12"/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/>
          <table:table-cell office:value-type="string">
            <text:p>kv1dr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/>
          <table:table-cell office:value-type="string">
            <text:p>Benjamin</text:p>
          </table:table-cell>
          <table:table-cell office:value-type="float" office:value="1">
            <text:p>1</text:p>
          </table:table-cell>
          <table:table-cell table:number-columns-repeated="13"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/>
          <table:table-cell office:value-type="string">
            <text:p>Littlemapl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/>
          <table:table-cell office:value-type="string">
            <text:p>gega_arnol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/>
          <table:table-cell office:value-type="string">
            <text:p>Ethan</text:p>
          </table:table-cell>
          <table:table-cell table:number-columns-repeated="3" office:value-type="float" office:value="1">
            <text:p>1</text:p>
          </table:table-cell>
          <table:table-cell table:number-columns-repeated="11"/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office:value-type="string">
            <text:p>uses BlueMaemo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K. Hendrik</text:p>
          </table:table-cell>
          <table:table-cell office:value-type="float" office:value="1">
            <text:p>1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string">
            <text:p>"When I've used my Mouse in Windows 7 I need to reconnect it to ubuntu"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David Nielsen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8"/>
          <table:table-cell office:value-type="float" office:value="0">
            <text:p>0</text:p>
          </table:table-cell>
          <table:table-cell table:number-columns-repeated="9"/>
          <table:table-cell office:value-type="string">
            <text:p>"it would be nice if it was really easy to setup the netbook to use the phones internet connection when nothing else is available."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Micha Reischuck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"After installing Ubuntu I install my Mouse and the first thing I do is disabling the Bluetooth panel applet"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Keith Drummon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/>
          <table:table-cell office:value-type="string">
            <text:p>Ruben Verweij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/>
          <table:table-cell office:value-type="string">
            <text:p>Billi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"There is a bluetooth menu in the panel? it does not show up for me in ubuntu."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JasonCook599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string">
            <text:p>Ben</text:p>
          </table:table-cell>
          <table:table-cell/>
          <table:table-cell office:value-type="float" office:value="1">
            <text:p>1</text:p>
          </table:table-cell>
          <table:table-cell table:number-columns-repeated="12"/>
          <table:table-cell office:value-type="float" office:value="0">
            <text:p>0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"I could never get [the Bluetooth menu] to work, had to install blueman."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Christian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/>
          <table:table-cell office:value-type="string">
            <text:p>shafstick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"it will be a good thing if the bluetooth device name on computer be the same as the computer name"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gnaag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leks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Windows is "more convenient in that it supports a lot more devices, but otherwise there is no difference."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Chris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/>
          <table:table-cell office:value-type="string">
            <text:p>h4x0rmx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string">
            <text:p>"Ubuntu es faster at finding and configuring the devices."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Scayris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string">
            <text:p>"Tried windows once but it didn't work."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Phill Gillespie</text:p>
          </table:table-cell>
          <table:table-cell table:number-columns-repeated="10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"Turning off bluetooth when my laptop re-enables it (for some unknown reason every few times it wakes from sleep)"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Symod J. Urich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string">
            <text:p>"in Windows it couldn't work at all, until I installed some third party software"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Tite-Live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"I always use Blueman"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Drew J</text:p>
          </table:table-cell>
          <table:table-cell office:value-type="float" office:value="1">
            <text:p>1</text:p>
          </table:table-cell>
          <table:table-cell table:number-columns-repeated="7"/>
          <table:table-cell table:number-columns-repeated="2" office:value-type="float" office:value="1">
            <text:p>1</text:p>
          </table:table-cell>
          <table:table-cell table:number-columns-repeated="10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/>
          <table:table-cell office:value-type="string">
            <text:p>tykjepelken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string">
            <text:p>Windows Vista was "rubbish"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dcross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string">
            <text:p>Windows XP, "it was really problematic there"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winniemiel05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5"/>
          <table:table-cell office:value-type="float" office:value="4">
            <text:p>4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string">
            <text:p>Windows XP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Gianni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/>
          <table:table-cell office:value-type="string">
            <text:p>Rothgar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8"/>
          <table:table-cell office:value-type="string">
            <text:p>"profiles like A2DP &amp; AVRCP are not included by default and there is no central/easy place to manage all bluetooth devices"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Robert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/>
          <table:table-cell office:value-type="string">
            <text:p>Felipe Peruch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/>
          <table:table-cell office:value-type="string">
            <text:p>NickH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10"/>
          <table:table-cell office:value-type="float" office:value="34">
            <text:p>34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"One annoyance is having to go to "Sound Preferences &gt; Output" to pipe the sound to the headset and not the onboard card."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Nizzia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30">
            <text:p>3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string">
            <text:p>uses menu "Every day to disconnect headphones (for they are connected automatically)."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Tigre-Bleu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uses internal hardware switch for on/off, Blueman for everything else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pdw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M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/>
          <table:table-cell office:value-type="string">
            <text:p>Edible Aria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1"/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999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Nimbus Sans L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0">20/04/2010</text:date>, <text:time>16:4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hew Thomas</meta:initial-creator>
    <meta:creation-date>2010-04-20T12:08:01</meta:creation-date>
    <dc:date>2010-04-20T16:43:51</dc:date>
    <dc:creator>Matthew Thomas</dc:creator>
    <meta:editing-duration>PT03H33M49S</meta:editing-duration>
    <meta:editing-cycles>11</meta:editing-cycles>
    <meta:generator>OpenOffice.org/3.2$Linux OpenOffice.org_project/320m12$Build-9483</meta:generator>
    <meta:document-statistic meta:table-count="3" meta:cell-count="875" meta:object-count="0"/>
  </office:meta>
</office:document-meta>
</file>